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8.00pt" fo:font-weight="bold" fo:font-family="'Liberation Sans'" style:font-family-asian="'Liberation Sans'" style:font-family-complex="'Liberation Sans'" fo:background-color="transparent" style:use-window-font-color="true"/>
    </style:style>
    <style:style style:name="T2" style:family="text">
      <style:text-properties fo:font-size="28.00pt" fo:font-weight="bold" fo:font-family="'Liberation Sans'" style:font-family-asian="'Liberation Sans'" style:font-family-complex="'Liberation Sans'" fo:background-color="transparent" fo:color="#00ccff"/>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8.00pt" fo:font-weight="normal" fo:font-family="'Liberation Sans'" style:font-family-asian="'Liberation Sans'" style:font-family-complex="'Liberation Sans'"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bold" fo:font-family="'Liberation Serif'" style:font-family-asian="'Liberation Serif'" style:font-family-complex="'Liberation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Liberation Serif'" style:font-family-asian="'Liberation Serif'" style:font-family-complex="'Liberation Serif'"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bold" fo:font-family="'Liberation Serif'" style:font-family-asian="'Liberation Serif'" style:font-family-complex="'Liberation Serif'"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6.00pt" fo:font-weight="bold" fo:font-family="'Liberation Sans'" style:font-family-asian="'Liberation Sans'" style:font-family-complex="'Liberation Sans'" fo:background-color="transparent" style:use-window-font-color="true"/>
    </style:style>
    <style:style style:name="T86" style:family="text">
      <style:text-properties fo:font-size="12.00pt" fo:font-weight="normal" fo:font-family="OpenSymbol" style:font-family-asian="OpenSymbol" style:font-family-complex="OpenSymbol" fo:background-color="transparent" style:use-window-font-color="true"/>
    </style:style>
    <style:style style:name="T8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8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89" style:family="text">
      <style:text-properties fo:font-size="12.00pt" fo:font-weight="normal" fo:font-family="'Liberation Serif'" style:font-family-asian="'Liberation Serif'" style:font-family-complex="'Liberation Serif'" fo:background-color="transparent" style:use-window-font-color="true"/>
    </style:style>
    <style:style style:name="T9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9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9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95" style:family="text">
      <style:text-properties fo:font-size="12.00pt" fo:font-weight="normal" fo:font-family="'Liberation Serif'" style:font-family-asian="'Liberation Serif'" style:font-family-complex="'Liberation Serif'" fo:background-color="transparent" style:use-window-font-color="true"/>
    </style:style>
    <style:style style:name="T9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9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0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01" style:family="text">
      <style:text-properties fo:font-size="12.00pt" fo:font-weight="normal" fo:font-family="'Liberation Serif'" style:font-family-asian="'Liberation Serif'" style:font-family-complex="'Liberation Serif'" fo:background-color="transparent" style:use-window-font-color="true"/>
    </style:style>
    <style:style style:name="T10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0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0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07" style:family="text">
      <style:text-properties fo:font-size="12.00pt" fo:font-weight="normal" fo:font-family="'Liberation Serif'" style:font-family-asian="'Liberation Serif'" style:font-family-complex="'Liberation Serif'" fo:background-color="transparent" style:use-window-font-color="true"/>
    </style:style>
    <style:style style:name="T10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0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OpenSymbol" style:font-family-asian="OpenSymbol" style:font-family-complex="OpenSymbol" fo:background-color="transparent" style:use-window-font-color="true"/>
    </style:style>
    <style:style style:name="T11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1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14" style:family="text">
      <style:text-properties fo:font-size="12.00pt" fo:font-weight="normal" fo:font-family="'Liberation Serif'" style:font-family-asian="'Liberation Serif'" style:font-family-complex="'Liberation Serif'" fo:background-color="transparent" style:use-window-font-color="true"/>
    </style:style>
    <style:style style:name="T11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1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1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20" style:family="text">
      <style:text-properties fo:font-size="12.00pt" fo:font-weight="normal" fo:font-family="'Liberation Serif'" style:font-family-asian="'Liberation Serif'" style:font-family-complex="'Liberation Serif'" fo:background-color="transparent" style:use-window-font-color="true"/>
    </style:style>
    <style:style style:name="T12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2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2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26" style:family="text">
      <style:text-properties fo:font-size="12.00pt" fo:font-weight="normal" fo:font-family="'Liberation Serif'" style:font-family-asian="'Liberation Serif'" style:font-family-complex="'Liberation Serif'" fo:background-color="transparent" style:use-window-font-color="true"/>
    </style:style>
    <style:style style:name="T12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2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2" style:family="text">
      <style:text-properties fo:font-size="12.00pt" fo:font-weight="normal" fo:font-family="'Liberation Serif'" style:font-family-asian="'Liberation Serif'" style:font-family-complex="'Liberation Serif'" fo:background-color="transparent" style:use-window-font-color="true"/>
    </style:style>
    <style:style style:name="T13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normal" fo:font-family="OpenSymbol" style:font-family-asian="OpenSymbol" style:font-family-complex="OpenSymbol" fo:background-color="transparent" style:use-window-font-color="true"/>
    </style:style>
    <style:style style:name="T13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39" style:family="text">
      <style:text-properties fo:font-size="12.00pt" fo:font-weight="normal" fo:font-family="'Liberation Serif'" style:font-family-asian="'Liberation Serif'" style:font-family-complex="'Liberation Serif'" fo:background-color="transparent" style:use-window-font-color="true"/>
    </style:style>
    <style:style style:name="T14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4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2.00pt" fo:font-weight="normal" fo:font-family="OpenSymbol" style:font-family-asian="OpenSymbol" style:font-family-complex="OpenSymbol" fo:background-color="transparent" style:use-window-font-color="true"/>
    </style:style>
    <style:style style:name="T14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4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46" style:family="text">
      <style:text-properties fo:font-size="12.00pt" fo:font-weight="normal" fo:font-family="'Liberation Serif'" style:font-family-asian="'Liberation Serif'" style:font-family-complex="'Liberation Serif'" fo:background-color="transparent" style:use-window-font-color="true"/>
    </style:style>
    <style:style style:name="T14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4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2.00pt" fo:font-weight="normal" fo:font-family="OpenSymbol" style:font-family-asian="OpenSymbol" style:font-family-complex="OpenSymbol" fo:background-color="transparent" style:use-window-font-color="true"/>
    </style:style>
    <style:style style:name="T15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5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53" style:family="text">
      <style:text-properties fo:font-size="12.00pt" fo:font-weight="normal" fo:font-family="'Liberation Serif'" style:font-family-asian="'Liberation Serif'" style:font-family-complex="'Liberation Serif'" fo:background-color="transparent" style:use-window-font-color="true"/>
    </style:style>
    <style:style style:name="T15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5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5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59" style:family="text">
      <style:text-properties fo:font-size="12.00pt" fo:font-weight="normal" fo:font-family="'Liberation Serif'" style:font-family-asian="'Liberation Serif'" style:font-family-complex="'Liberation Serif'" fo:background-color="transparent" style:use-window-font-color="true"/>
    </style:style>
    <style:style style:name="T16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6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6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65" style:family="text">
      <style:text-properties fo:font-size="12.00pt" fo:font-weight="normal" fo:font-family="'Liberation Serif'" style:font-family-asian="'Liberation Serif'" style:font-family-complex="'Liberation Serif'" fo:background-color="transparent" style:use-window-font-color="true"/>
    </style:style>
    <style:style style:name="T16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6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1" style:family="text">
      <style:text-properties fo:font-size="12.00pt" fo:font-weight="normal" fo:font-family="'Liberation Serif'" style:font-family-asian="'Liberation Serif'" style:font-family-complex="'Liberation Serif'" fo:background-color="transparent" style:use-window-font-color="true"/>
    </style:style>
    <style:style style:name="T17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2.00pt" fo:font-weight="normal" fo:font-family="OpenSymbol" style:font-family-asian="OpenSymbol" style:font-family-complex="OpenSymbol" fo:background-color="transparent" style:use-window-font-color="true"/>
    </style:style>
    <style:style style:name="T17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8" style:family="text">
      <style:text-properties fo:font-size="12.00pt" fo:font-weight="normal" fo:font-family="'Liberation Serif'" style:font-family-asian="'Liberation Serif'" style:font-family-complex="'Liberation Serif'" fo:background-color="transparent" style:use-window-font-color="true"/>
    </style:style>
    <style:style style:name="T17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8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8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84" style:family="text">
      <style:text-properties fo:font-size="12.00pt" fo:font-weight="normal" fo:font-family="'Liberation Serif'" style:font-family-asian="'Liberation Serif'" style:font-family-complex="'Liberation Serif'" fo:background-color="transparent" style:use-window-font-color="true"/>
    </style:style>
    <style:style style:name="T18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8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4.00pt" fo:font-weight="bold" fo:font-family="'Liberation Sans'" style:font-family-asian="'Liberation Sans'" style:font-family-complex="'Liberation Sans'" fo:background-color="transparent" style:use-window-font-color="true"/>
    </style:style>
    <style:style style:name="T189" style:family="text">
      <style:text-properties fo:font-size="11.00pt" fo:font-weight="normal" fo:font-family="'Microsoft Sans Serif'" style:font-family-asian="'Microsoft Sans Serif'" style:font-family-complex="'Microsoft Sans Serif'" fo:background-color="transparent" style:use-window-font-color="true"/>
    </style:style>
    <style:style style:name="T190" style:family="text">
      <style:text-properties fo:font-size="14.00pt" fo:font-weight="bold" fo:font-family="'Liberation Sans'" style:font-family-asian="'Liberation Sans'" style:font-family-complex="'Liberation Sans'" fo:background-color="transparent" style:use-window-font-color="true"/>
    </style:style>
    <style:style style:name="T191" style:family="text">
      <style:text-properties fo:font-size="12.00pt" fo:font-weight="normal" fo:font-family="'Liberation Serif'" style:font-family-asian="'Liberation Serif'" style:font-family-complex="'Liberation Serif'" fo:background-color="transparent" style:use-window-font-color="true"/>
    </style:style>
    <style:style style:name="T19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93" style:family="text">
      <style:text-properties fo:font-size="12.00pt" fo:font-weight="normal" fo:font-family="'Liberation Serif'" style:font-family-asian="'Liberation Serif'" style:font-family-complex="'Liberation Serif'" fo:background-color="transparent" style:use-window-font-color="true"/>
    </style:style>
    <style:style style:name="T194" style:family="text">
      <style:text-properties fo:font-size="14.00pt" fo:font-weight="bold" fo:font-family="'Liberation Sans'" style:font-family-asian="'Liberation Sans'" style:font-family-complex="'Liberation Sans'"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2.00pt" fo:font-weight="bold" fo:font-family="'Liberation Serif'" style:font-family-asian="'Liberation Serif'" style:font-family-complex="'Liberation Serif'"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2.00pt" fo:font-weight="bold" fo:font-family="'Liberation Serif'" style:font-family-asian="'Liberation Serif'" style:font-family-complex="'Liberation Serif'"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4.00pt" fo:font-weight="bold" fo:font-family="'Liberation Sans'" style:font-family-asian="'Liberation Sans'" style:font-family-complex="'Liberation Sans'" fo:background-color="transparent" style:use-window-font-color="true"/>
    </style:style>
    <style:style style:name="T261" style:family="text">
      <style:text-properties fo:font-size="11.00pt" fo:font-weight="normal" fo:font-family="'Microsoft Sans Serif'" style:font-family-asian="'Microsoft Sans Serif'" style:font-family-complex="'Microsoft Sans Serif'"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4.00pt" fo:font-weight="bold" fo:font-family="'Liberation Sans'" style:font-family-asian="'Liberation Sans'" style:font-family-complex="'Liberation Sans'" fo:background-color="transparent" style:use-window-font-color="true"/>
    </style:style>
    <style:style style:name="T264" style:family="text">
      <style:text-properties fo:font-size="11.00pt" fo:font-weight="normal" fo:font-family="'Microsoft Sans Serif'" style:font-family-asian="'Microsoft Sans Serif'" style:font-family-complex="'Microsoft Sans Serif'" fo:background-color="transparent" style:use-window-font-color="true"/>
    </style:style>
    <style:style style:name="T265" style:family="text">
      <style:text-properties fo:font-size="14.00pt" fo:font-weight="bold" fo:font-family="'Liberation Sans'" style:font-family-asian="'Liberation Sans'" style:font-family-complex="'Liberation Sans'"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1.00pt" fo:font-weight="normal" fo:font-family="'Microsoft Sans Serif'" style:font-family-asian="'Microsoft Sans Serif'" style:font-family-complex="'Microsoft Sans Serif'"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2.00pt" fo:font-weight="bold" fo:font-family="'Liberation Serif'" style:font-family-asian="'Liberation Serif'" style:font-family-complex="'Liberation Serif'" fo:background-color="transparent" style:use-window-font-color="true"/>
    </style:style>
    <style:style style:name="T270" style:family="text">
      <style:text-properties fo:font-size="11.00pt" fo:font-weight="normal" fo:font-family="'Microsoft Sans Serif'" style:font-family-asian="'Microsoft Sans Serif'" style:font-family-complex="'Microsoft Sans Serif'"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4.00pt" fo:font-weight="bold" fo:font-family="'Liberation Sans'" style:font-family-asian="'Liberation Sans'" style:font-family-complex="'Liberation Sans'"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Microsoft Sans Serif'" style:font-family-asian="'Microsoft Sans Serif'" style:font-family-complex="'Microsoft Sans Serif'"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4.00pt" fo:font-weight="bold" fo:font-family="'Liberation Sans'" style:font-family-asian="'Liberation Sans'" style:font-family-complex="'Liberation Sans'" fo:background-color="transparent" style:use-window-font-color="true"/>
    </style:style>
    <style:style style:name="T277" style:family="text">
      <style:text-properties fo:font-size="11.00pt" fo:font-weight="normal" fo:font-family="'Microsoft Sans Serif'" style:font-family-asian="'Microsoft Sans Serif'" style:font-family-complex="'Microsoft Sans Serif'"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4.00pt" fo:font-weight="bold" fo:font-family="'Liberation Sans'" style:font-family-asian="'Liberation Sans'" style:font-family-complex="'Liberation Sans'" fo:background-color="transparent" style:use-window-font-color="true"/>
    </style:style>
    <style:style style:name="T280" style:family="text">
      <style:text-properties fo:font-size="11.00pt" fo:font-weight="normal" fo:font-family="'Microsoft Sans Serif'" style:font-family-asian="'Microsoft Sans Serif'" style:font-family-complex="'Microsoft Sans Serif'"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4.00pt" fo:font-weight="bold" fo:font-family="'Liberation Sans'" style:font-family-asian="'Liberation Sans'" style:font-family-complex="'Liberation Sans'" fo:background-color="transparent" style:use-window-font-color="true"/>
    </style:style>
    <style:style style:name="T283" style:family="text">
      <style:text-properties fo:font-size="11.00pt" fo:font-weight="normal" fo:font-family="'Microsoft Sans Serif'" style:font-family-asian="'Microsoft Sans Serif'" style:font-family-complex="'Microsoft Sans Serif'" fo:background-color="transparent" style:use-window-font-color="true"/>
    </style:style>
    <style:style style:name="T284" style:family="text">
      <style:text-properties fo:font-size="14.00pt" fo:font-weight="bold" fo:font-family="'Liberation Sans'" style:font-family-asian="'Liberation Sans'" style:font-family-complex="'Liberation Sans'" fo:background-color="transparent" style:use-window-font-color="true"/>
    </style:style>
    <style:style style:name="T285" style:family="text">
      <style:text-properties fo:font-size="11.00pt" fo:font-weight="normal" fo:font-family="'Microsoft Sans Serif'" style:font-family-asian="'Microsoft Sans Serif'" style:font-family-complex="'Microsoft Sans Serif'" fo:background-color="transparent" style:use-window-font-color="true"/>
    </style:style>
    <style:style style:name="T286" style:family="text">
      <style:text-properties fo:font-size="14.00pt" fo:font-weight="bold" fo:font-family="'Liberation Sans'" style:font-family-asian="'Liberation Sans'" style:font-family-complex="'Liberation Sans'" fo:background-color="transparent" style:use-window-font-color="true"/>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14.00pt" fo:font-weight="bold" fo:font-family="'Liberation Sans'" style:font-family-asian="'Liberation Sans'" style:font-family-complex="'Liberation Sans'" fo:background-color="transparent" style:use-window-font-color="true"/>
    </style:style>
    <style:style style:name="T289" style:family="text">
      <style:text-properties fo:font-size="11.00pt" fo:font-weight="normal" fo:font-family="'Microsoft Sans Serif'" style:font-family-asian="'Microsoft Sans Serif'" style:font-family-complex="'Microsoft Sans Serif'"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normal" fo:font-family="'Microsoft Sans Serif'" style:font-family-asian="'Microsoft Sans Serif'" style:font-family-complex="'Microsoft Sans Serif'" fo:background-color="transparent" style:use-window-font-color="true"/>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1.00pt" fo:font-weight="normal" fo:font-family="'Microsoft Sans Serif'" style:font-family-asian="'Microsoft Sans Serif'" style:font-family-complex="'Microsoft Sans Serif'" fo:background-color="transparent" style:use-window-font-color="true"/>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4.00pt" fo:font-weight="bold" fo:font-family="'Liberation Sans'" style:font-family-asian="'Liberation Sans'" style:font-family-complex="'Liberation Sans'" fo:background-color="transparent" style:use-window-font-color="true"/>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11.00pt" fo:font-weight="normal" fo:font-family="'Microsoft Sans Serif'" style:font-family-asian="'Microsoft Sans Serif'" style:font-family-complex="'Microsoft Sans Serif'"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4.00pt" fo:font-weight="bold" fo:font-family="'Liberation Sans'" style:font-family-asian="'Liberation Sans'" style:font-family-complex="'Liberation Sans'" fo:background-color="transparent" style:use-window-font-color="true"/>
    </style:style>
    <style:style style:name="T300" style:family="text">
      <style:text-properties fo:font-size="11.00pt" fo:font-weight="normal" fo:font-family="'Microsoft Sans Serif'" style:font-family-asian="'Microsoft Sans Serif'" style:font-family-complex="'Microsoft Sans Serif'"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Microsoft Sans Serif'" style:font-family-asian="'Microsoft Sans Serif'" style:font-family-complex="'Microsoft Sans Serif'"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4.00pt" fo:font-weight="bold" fo:font-family="'Liberation Sans'" style:font-family-asian="'Liberation Sans'" style:font-family-complex="'Liberation Sans'" fo:background-color="transparent" style:use-window-font-color="true"/>
    </style:style>
    <style:style style:name="T305" style:family="text">
      <style:text-properties fo:font-size="11.00pt" fo:font-weight="normal" fo:font-family="'Microsoft Sans Serif'" style:font-family-asian="'Microsoft Sans Serif'" style:font-family-complex="'Microsoft Sans Serif'"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4.00pt" fo:font-weight="bold" fo:font-family="'Liberation Sans'" style:font-family-asian="'Liberation Sans'" style:font-family-complex="'Liberation Sans'" fo:background-color="transparent" style:use-window-font-color="true"/>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4.00pt" fo:font-weight="bold" fo:font-family="'Liberation Sans'" style:font-family-asian="'Liberation Sans'" style:font-family-complex="'Liberation Sans'" fo:background-color="transparent" style:use-window-font-color="true"/>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top="12.00pt" fo:margin-bottom="6.00pt"/>
    </style:style>
    <style:style style:name="P2" style:family="paragraph">
      <style:paragraph-properties fo:line-height="120.00%" fo:text-align="left" fo:margin-bottom="7.00pt"/>
    </style:style>
    <style:style style:name="P3" style:family="paragraph">
      <style:paragraph-properties fo:line-height="100.00%" fo:text-align="left" fo:margin-top="3.00pt" fo:margin-bottom="6.00pt"/>
    </style:style>
    <style:style style:name="P4" style:family="paragraph">
      <style:paragraph-properties fo:line-height="120.00%" fo:text-align="left" fo:margin-bottom="7.00pt"/>
    </style:style>
    <style:style style:name="P5" style:family="paragraph">
      <style:paragraph-properties fo:line-height="120.00%" fo:text-align="right" fo:margin-bottom="7.00pt"/>
    </style:style>
    <style:style style:name="P6" style:family="paragraph">
      <style:paragraph-properties fo:line-height="120.00%" fo:text-align="left" fo:margin-bottom="7.00pt"/>
    </style:style>
    <style:style style:name="P7" style:family="paragraph">
      <style:paragraph-properties fo:line-height="100.00%" fo:text-align="left" fo:margin-left="2.70pt" fo:text-indent="-2.70pt">
        <style:tab-stops>
          <style:tab-stop style:position="117.75pt"/>
          <style:tab-stop style:position="3286.95pt" style:type="center"/>
          <style:tab-stop style:position="421118.95pt" style:type="right"/>
          <style:tab-stop style:position="-2.70pt"/>
        </style:tab-stops>
      </style:paragraph-properties>
    </style:style>
    <style:style style:name="P8" style:family="paragraph">
      <style:paragraph-properties fo:line-height="100.00%" fo:text-align="left"/>
    </style:style>
    <style:style style:name="P9" style:family="paragraph">
      <style:paragraph-properties fo:line-height="100.00%" fo:text-align="left" fo:margin-left="2.70pt" fo:text-indent="-2.70pt">
        <style:tab-stops>
          <style:tab-stop style:position="117.75pt"/>
          <style:tab-stop style:position="3286.95pt" style:type="center"/>
          <style:tab-stop style:position="421118.95pt" style:type="right"/>
          <style:tab-stop style:position="-2.70pt"/>
        </style:tab-stops>
      </style:paragraph-properties>
    </style:style>
    <style:style style:name="P10" style:family="paragraph">
      <style:paragraph-properties fo:line-height="100.00%" fo:text-align="left" fo:margin-left="2.70pt" fo:text-indent="-2.70pt">
        <style:tab-stops>
          <style:tab-stop style:position="117.75pt"/>
          <style:tab-stop style:position="3286.95pt" style:type="center"/>
          <style:tab-stop style:position="421118.95pt" style:type="right"/>
          <style:tab-stop style:position="-2.70pt"/>
        </style:tab-stops>
      </style:paragraph-properties>
    </style:style>
    <style:style style:name="P11" style:family="paragraph">
      <style:paragraph-properties fo:line-height="100.00%" fo:text-align="left"/>
    </style:style>
    <style:style style:name="P12" style:family="paragraph">
      <style:paragraph-properties fo:line-height="100.00%" fo:text-align="left" fo:margin-left="2.70pt" fo:text-indent="-2.70pt">
        <style:tab-stops>
          <style:tab-stop style:position="117.75pt"/>
          <style:tab-stop style:position="3286.95pt" style:type="center"/>
          <style:tab-stop style:position="421118.95pt" style:type="right"/>
          <style:tab-stop style:position="-2.70pt"/>
        </style:tab-stops>
      </style:paragraph-properties>
    </style:style>
    <style:style style:name="P13" style:family="paragraph">
      <style:paragraph-properties fo:line-height="100.00%" fo:text-align="left"/>
    </style:style>
    <style:style style:name="P14" style:family="paragraph">
      <style:paragraph-properties fo:line-height="100.00%" fo:text-align="left" fo:margin-left="2.70pt" fo:text-indent="-2.70pt">
        <style:tab-stops>
          <style:tab-stop style:position="117.75pt"/>
          <style:tab-stop style:position="3286.95pt" style:type="center"/>
          <style:tab-stop style:position="421118.95pt" style:type="right"/>
          <style:tab-stop style:position="-2.70pt"/>
        </style:tab-stops>
      </style:paragraph-properties>
    </style:style>
    <style:style style:name="P15" style:family="paragraph">
      <style:paragraph-properties fo:line-height="100.00%" fo:text-align="left"/>
    </style:style>
    <style:style style:name="P16" style:family="paragraph">
      <style:paragraph-properties fo:line-height="100.00%" fo:text-align="left" fo:margin-left="2.70pt" fo:text-indent="-2.70pt">
        <style:tab-stops>
          <style:tab-stop style:position="117.75pt"/>
          <style:tab-stop style:position="3286.95pt" style:type="center"/>
          <style:tab-stop style:position="421118.95pt" style:type="right"/>
          <style:tab-stop style:position="-2.70pt"/>
        </style:tab-stops>
      </style:paragraph-properties>
    </style:style>
    <style:style style:name="P17" style:family="paragraph">
      <style:paragraph-properties fo:line-height="100.00%" fo:text-align="left"/>
    </style:style>
    <style:style style:name="P18" style:family="paragraph">
      <style:paragraph-properties fo:line-height="100.00%" fo:text-align="left" fo:margin-left="2.70pt" fo:text-indent="-2.70pt">
        <style:tab-stops>
          <style:tab-stop style:position="117.75pt"/>
          <style:tab-stop style:position="3286.95pt" style:type="center"/>
          <style:tab-stop style:position="421118.95pt" style:type="right"/>
          <style:tab-stop style:position="-2.70pt"/>
        </style:tab-stops>
      </style:paragraph-properties>
    </style:style>
    <style:style style:name="P19" style:family="paragraph">
      <style:paragraph-properties fo:line-height="100.00%" fo:text-align="left"/>
    </style:style>
    <style:style style:name="P20" style:family="paragraph">
      <style:paragraph-properties fo:line-height="100.00%" fo:text-align="left" fo:margin-left="2.70pt" fo:text-indent="-2.70pt">
        <style:tab-stops>
          <style:tab-stop style:position="117.75pt"/>
          <style:tab-stop style:position="3286.95pt" style:type="center"/>
          <style:tab-stop style:position="421118.95pt" style:type="right"/>
          <style:tab-stop style:position="-2.70pt"/>
        </style:tab-stops>
      </style:paragraph-properties>
    </style:style>
    <style:style style:name="P21" style:family="paragraph">
      <style:paragraph-properties fo:line-height="100.00%" fo:text-align="left"/>
    </style:style>
    <style:style style:name="P22" style:family="paragraph">
      <style:paragraph-properties fo:line-height="100.00%" fo:text-align="left" fo:margin-left="2.70pt" fo:text-indent="-2.70pt">
        <style:tab-stops>
          <style:tab-stop style:position="117.75pt"/>
          <style:tab-stop style:position="3286.95pt" style:type="center"/>
          <style:tab-stop style:position="421118.95pt" style:type="right"/>
          <style:tab-stop style:position="-2.70pt"/>
        </style:tab-stops>
      </style:paragraph-properties>
    </style:style>
    <style:style style:name="P23" style:family="paragraph">
      <style:paragraph-properties fo:line-height="100.00%" fo:text-align="left"/>
    </style:style>
    <style:style style:name="P24" style:family="paragraph">
      <style:paragraph-properties fo:line-height="100.00%" fo:text-align="left" fo:margin-left="2.70pt" fo:text-indent="-2.70pt">
        <style:tab-stops>
          <style:tab-stop style:position="117.75pt"/>
          <style:tab-stop style:position="3286.95pt" style:type="center"/>
          <style:tab-stop style:position="421118.95pt" style:type="right"/>
          <style:tab-stop style:position="-2.70pt"/>
        </style:tab-stops>
      </style:paragraph-properties>
    </style:style>
    <style:style style:name="P25" style:family="paragraph">
      <style:paragraph-properties fo:line-height="100.00%" fo:text-align="left"/>
    </style:style>
    <style:style style:name="P26" style:family="paragraph">
      <style:paragraph-properties fo:line-height="100.00%" fo:text-align="left" fo:margin-left="2.70pt" fo:text-indent="-2.70pt">
        <style:tab-stops>
          <style:tab-stop style:position="117.75pt"/>
          <style:tab-stop style:position="3286.95pt" style:type="center"/>
          <style:tab-stop style:position="421118.95pt" style:type="right"/>
          <style:tab-stop style:position="-2.70pt"/>
        </style:tab-stops>
      </style:paragraph-properties>
    </style:style>
    <style:style style:name="P27" style:family="paragraph">
      <style:paragraph-properties fo:line-height="120.00%" fo:text-align="left" fo:margin-bottom="7.00pt"/>
    </style:style>
    <style:style style:name="P28" style:family="paragraph">
      <style:paragraph-properties fo:line-height="100.00%" fo:text-align="left" fo:margin-top="12.00pt" fo:margin-bottom="6.00pt"/>
    </style:style>
    <style:style style:name="P29" style:family="paragraph">
      <style:paragraph-properties fo:line-height="100.00%" fo:text-align="left">
        <style:tab-stops>
          <style:tab-stop style:position="481.90pt" style:type="right" style:leader-style="dotted"/>
        </style:tab-stops>
      </style:paragraph-properties>
    </style:style>
    <style:style style:name="P30" style:family="paragraph">
      <style:paragraph-properties fo:line-height="100.00%" fo:text-align="left" fo:margin-left="14.15pt" fo:text-indent="0.00pt">
        <style:tab-stops>
          <style:tab-stop style:position="453.60pt" style:type="right" style:leader-style="dotted"/>
        </style:tab-stops>
      </style:paragraph-properties>
    </style:style>
    <style:style style:name="P31" style:family="paragraph">
      <style:paragraph-properties fo:line-height="100.00%" fo:text-align="left">
        <style:tab-stops>
          <style:tab-stop style:position="481.90pt" style:type="right" style:leader-style="dotted"/>
        </style:tab-stops>
      </style:paragraph-properties>
    </style:style>
    <style:style style:name="P32" style:family="paragraph">
      <style:paragraph-properties fo:line-height="100.00%" fo:text-align="left" fo:margin-left="14.15pt" fo:text-indent="0.00pt">
        <style:tab-stops>
          <style:tab-stop style:position="453.60pt" style:type="right" style:leader-style="dotted"/>
        </style:tab-stops>
      </style:paragraph-properties>
    </style:style>
    <style:style style:name="P33" style:family="paragraph">
      <style:paragraph-properties fo:line-height="100.00%" fo:text-align="left">
        <style:tab-stops>
          <style:tab-stop style:position="481.90pt" style:type="right" style:leader-style="dotted"/>
        </style:tab-stops>
      </style:paragraph-properties>
    </style:style>
    <style:style style:name="P34" style:family="paragraph">
      <style:paragraph-properties fo:line-height="100.00%" fo:text-align="left" fo:margin-left="14.15pt" fo:text-indent="0.00pt">
        <style:tab-stops>
          <style:tab-stop style:position="453.60pt" style:type="right" style:leader-style="dotted"/>
        </style:tab-stops>
      </style:paragraph-properties>
    </style:style>
    <style:style style:name="P35" style:family="paragraph">
      <style:paragraph-properties fo:line-height="100.00%" fo:text-align="left" fo:margin-left="28.30pt" fo:text-indent="0.00pt">
        <style:tab-stops>
          <style:tab-stop style:position="425.30pt" style:type="right" style:leader-style="dotted"/>
        </style:tab-stops>
      </style:paragraph-properties>
    </style:style>
    <style:style style:name="P36" style:family="paragraph">
      <style:paragraph-properties fo:line-height="100.00%" fo:text-align="left" fo:margin-left="14.15pt" fo:text-indent="0.00pt">
        <style:tab-stops>
          <style:tab-stop style:position="453.60pt" style:type="right" style:leader-style="dotted"/>
        </style:tab-stops>
      </style:paragraph-properties>
    </style:style>
    <style:style style:name="P37" style:family="paragraph">
      <style:paragraph-properties fo:line-height="100.00%" fo:text-align="left">
        <style:tab-stops>
          <style:tab-stop style:position="481.90pt" style:type="right" style:leader-style="dotted"/>
        </style:tab-stops>
      </style:paragraph-properties>
    </style:style>
    <style:style style:name="P38" style:family="paragraph">
      <style:paragraph-properties fo:line-height="100.00%" fo:text-align="left" fo:margin-left="14.15pt" fo:text-indent="0.00pt">
        <style:tab-stops>
          <style:tab-stop style:position="453.60pt" style:type="right" style:leader-style="dotted"/>
        </style:tab-stops>
      </style:paragraph-properties>
    </style:style>
    <style:style style:name="P39" style:family="paragraph">
      <style:paragraph-properties fo:line-height="120.00%" fo:text-align="left" fo:margin-bottom="7.00pt"/>
    </style:style>
    <style:style style:name="P40" style:family="paragraph">
      <style:paragraph-properties fo:line-height="100.00%" fo:text-align="left" fo:margin-top="12.00pt" fo:margin-bottom="6.00pt"/>
    </style:style>
    <style:style style:name="P41" style:family="paragraph">
      <style:paragraph-properties fo:line-height="120.00%" fo:text-align="left" fo:margin-bottom="7.00pt"/>
    </style:style>
    <style:style style:name="P42" style:family="paragraph">
      <style:paragraph-properties fo:line-height="100.00%" fo:text-align="left" fo:margin-top="10.00pt" fo:margin-bottom="6.00pt"/>
    </style:style>
    <style:style style:name="P43" style:family="paragraph">
      <style:paragraph-properties fo:line-height="120.00%" fo:text-align="left" fo:margin-bottom="7.00pt"/>
    </style:style>
    <style:style style:name="P44" style:family="paragraph">
      <style:paragraph-properties fo:line-height="100.00%" fo:text-align="left" fo:margin-top="10.00pt" fo:margin-bottom="6.00pt"/>
    </style:style>
    <style:style style:name="P45" style:family="paragraph">
      <style:paragraph-properties fo:line-height="100.00%" fo:text-align="left" fo:margin-left="2.70pt" fo:text-indent="-2.70pt">
        <style:tab-stops>
          <style:tab-stop style:position="127.80pt"/>
          <style:tab-stop style:position="3286.95pt" style:type="center"/>
        </style:tab-stops>
      </style:paragraph-properties>
    </style:style>
    <style:style style:name="P46" style:family="paragraph">
      <style:paragraph-properties fo:line-height="100.00%" fo:text-align="left"/>
    </style:style>
    <style:style style:name="P47" style:family="paragraph">
      <style:paragraph-properties fo:line-height="100.00%" fo:text-align="left" fo:margin-left="2.70pt" fo:text-indent="-2.70pt">
        <style:tab-stops>
          <style:tab-stop style:position="127.80pt"/>
          <style:tab-stop style:position="3286.95pt" style:type="center"/>
        </style:tab-stops>
      </style:paragraph-properties>
    </style:style>
    <style:style style:name="P48" style:family="paragraph">
      <style:paragraph-properties fo:line-height="100.00%" fo:text-align="left"/>
    </style:style>
    <style:style style:name="P49" style:family="paragraph">
      <style:paragraph-properties fo:line-height="100.00%" fo:text-align="left" fo:margin-left="2.70pt" fo:text-indent="-2.70pt">
        <style:tab-stops>
          <style:tab-stop style:position="127.80pt"/>
          <style:tab-stop style:position="3286.95pt" style:type="center"/>
        </style:tab-stops>
      </style:paragraph-properties>
    </style:style>
    <style:style style:name="P50" style:family="paragraph">
      <style:paragraph-properties fo:line-height="100.00%" fo:text-align="left"/>
    </style:style>
    <style:style style:name="P51" style:family="paragraph">
      <style:paragraph-properties fo:line-height="100.00%" fo:text-align="left" fo:margin-left="2.70pt" fo:text-indent="-2.70pt">
        <style:tab-stops>
          <style:tab-stop style:position="127.80pt"/>
          <style:tab-stop style:position="3286.95pt" style:type="center"/>
        </style:tab-stops>
      </style:paragraph-properties>
    </style:style>
    <style:style style:name="P52" style:family="paragraph">
      <style:paragraph-properties fo:line-height="100.00%" fo:text-align="left"/>
    </style:style>
    <style:style style:name="P53" style:family="paragraph">
      <style:paragraph-properties fo:line-height="100.00%" fo:text-align="left" fo:margin-left="2.70pt" fo:text-indent="-2.70pt">
        <style:tab-stops>
          <style:tab-stop style:position="127.80pt"/>
          <style:tab-stop style:position="3286.95pt" style:type="center"/>
        </style:tab-stops>
      </style:paragraph-properties>
    </style:style>
    <style:style style:name="P54" style:family="paragraph">
      <style:paragraph-properties fo:line-height="100.00%" fo:text-align="left"/>
    </style:style>
    <style:style style:name="P55" style:family="paragraph">
      <style:paragraph-properties fo:line-height="100.00%" fo:text-align="left" fo:margin-left="2.70pt" fo:text-indent="-2.70pt">
        <style:tab-stops>
          <style:tab-stop style:position="127.80pt"/>
          <style:tab-stop style:position="3286.95pt" style:type="center"/>
        </style:tab-stops>
      </style:paragraph-properties>
    </style:style>
    <style:style style:name="P56" style:family="paragraph">
      <style:paragraph-properties fo:line-height="100.00%" fo:text-align="left"/>
    </style:style>
    <style:style style:name="P57" style:family="paragraph">
      <style:paragraph-properties fo:line-height="100.00%" fo:text-align="left" fo:margin-left="2.70pt" fo:text-indent="-2.70pt">
        <style:tab-stops>
          <style:tab-stop style:position="127.80pt"/>
          <style:tab-stop style:position="3286.95pt" style:type="center"/>
        </style:tab-stops>
      </style:paragraph-properties>
    </style:style>
    <style:style style:name="P58" style:family="paragraph">
      <style:paragraph-properties fo:line-height="100.00%" fo:text-align="left"/>
    </style:style>
    <style:style style:name="P59" style:family="paragraph">
      <style:paragraph-properties fo:line-height="100.00%" fo:text-align="left" fo:margin-left="2.70pt" fo:text-indent="-2.70pt">
        <style:tab-stops>
          <style:tab-stop style:position="127.80pt"/>
          <style:tab-stop style:position="3286.95pt" style:type="center"/>
        </style:tab-stops>
      </style:paragraph-properties>
    </style:style>
    <style:style style:name="P60" style:family="paragraph">
      <style:paragraph-properties fo:line-height="100.00%" fo:text-align="left"/>
    </style:style>
    <style:style style:name="P61" style:family="paragraph">
      <style:paragraph-properties fo:line-height="100.00%" fo:text-align="left" fo:margin-left="2.70pt" fo:text-indent="-2.70pt">
        <style:tab-stops>
          <style:tab-stop style:position="127.80pt"/>
          <style:tab-stop style:position="3286.95pt" style:type="center"/>
        </style:tab-stops>
      </style:paragraph-properties>
    </style:style>
    <style:style style:name="P62" style:family="paragraph">
      <style:paragraph-properties fo:line-height="100.00%" fo:text-align="left"/>
    </style:style>
    <style:style style:name="P63" style:family="paragraph">
      <style:paragraph-properties fo:line-height="100.00%" fo:text-align="left" fo:margin-left="2.70pt" fo:text-indent="-2.70pt">
        <style:tab-stops>
          <style:tab-stop style:position="127.80pt"/>
          <style:tab-stop style:position="3286.95pt" style:type="center"/>
        </style:tab-stops>
      </style:paragraph-properties>
    </style:style>
    <style:style style:name="P64" style:family="paragraph">
      <style:paragraph-properties fo:line-height="100.00%" fo:text-align="left"/>
    </style:style>
    <style:style style:name="P65" style:family="paragraph">
      <style:paragraph-properties fo:line-height="100.00%" fo:text-align="left" fo:margin-left="2.70pt" fo:text-indent="-2.70pt">
        <style:tab-stops>
          <style:tab-stop style:position="127.80pt"/>
          <style:tab-stop style:position="3286.95pt" style:type="center"/>
        </style:tab-stops>
      </style:paragraph-properties>
    </style:style>
    <style:style style:name="P66" style:family="paragraph">
      <style:paragraph-properties fo:line-height="100.00%" fo:text-align="left"/>
    </style:style>
    <style:style style:name="P67" style:family="paragraph">
      <style:paragraph-properties fo:line-height="100.00%" fo:text-align="left" fo:margin-left="2.70pt" fo:text-indent="-2.70pt">
        <style:tab-stops>
          <style:tab-stop style:position="127.80pt"/>
          <style:tab-stop style:position="3286.95pt" style:type="center"/>
        </style:tab-stops>
      </style:paragraph-properties>
    </style:style>
    <style:style style:name="P68" style:family="paragraph">
      <style:paragraph-properties fo:line-height="100.00%" fo:text-align="left" fo:margin-left="2.70pt" fo:text-indent="-2.70pt">
        <style:tab-stops>
          <style:tab-stop style:position="127.80pt"/>
          <style:tab-stop style:position="3286.95pt" style:type="center"/>
        </style:tab-stops>
      </style:paragraph-properties>
    </style:style>
    <style:style style:name="P69" style:family="paragraph">
      <style:paragraph-properties fo:line-height="100.00%" fo:text-align="left"/>
    </style:style>
    <style:style style:name="P70" style:family="paragraph">
      <style:paragraph-properties fo:line-height="100.00%" fo:text-align="left" fo:margin-left="2.70pt" fo:text-indent="-2.70pt">
        <style:tab-stops>
          <style:tab-stop style:position="127.80pt"/>
          <style:tab-stop style:position="3286.95pt" style:type="center"/>
        </style:tab-stops>
      </style:paragraph-properties>
    </style:style>
    <style:style style:name="P71" style:family="paragraph">
      <style:paragraph-properties fo:line-height="100.00%" fo:text-align="left" fo:margin-left="2.70pt" fo:text-indent="-2.70pt">
        <style:tab-stops>
          <style:tab-stop style:position="127.80pt"/>
          <style:tab-stop style:position="3286.95pt" style:type="center"/>
        </style:tab-stops>
      </style:paragraph-properties>
    </style:style>
    <style:style style:name="P72" style:family="paragraph">
      <style:paragraph-properties fo:line-height="100.00%" fo:text-align="left"/>
    </style:style>
    <style:style style:name="P73" style:family="paragraph">
      <style:paragraph-properties fo:line-height="100.00%" fo:text-align="left" fo:margin-left="2.70pt" fo:text-indent="-2.70pt">
        <style:tab-stops>
          <style:tab-stop style:position="127.80pt"/>
          <style:tab-stop style:position="3286.95pt" style:type="center"/>
        </style:tab-stops>
      </style:paragraph-properties>
    </style:style>
    <style:style style:name="P74" style:family="paragraph">
      <style:paragraph-properties fo:line-height="100.00%" fo:text-align="left"/>
    </style:style>
    <style:style style:name="P75" style:family="paragraph">
      <style:paragraph-properties fo:line-height="100.00%" fo:text-align="left" fo:margin-left="2.70pt" fo:text-indent="-2.70pt">
        <style:tab-stops>
          <style:tab-stop style:position="127.80pt"/>
          <style:tab-stop style:position="3286.95pt" style:type="center"/>
        </style:tab-stops>
      </style:paragraph-properties>
    </style:style>
    <style:style style:name="P76" style:family="paragraph">
      <style:paragraph-properties fo:line-height="100.00%" fo:text-align="left"/>
    </style:style>
    <style:style style:name="P77" style:family="paragraph">
      <style:paragraph-properties fo:line-height="100.00%" fo:text-align="left" fo:margin-left="2.70pt" fo:text-indent="-2.70pt">
        <style:tab-stops>
          <style:tab-stop style:position="127.80pt"/>
          <style:tab-stop style:position="3286.95pt" style:type="center"/>
        </style:tab-stops>
      </style:paragraph-properties>
    </style:style>
    <style:style style:name="P78" style:family="paragraph">
      <style:paragraph-properties fo:line-height="100.00%" fo:text-align="left"/>
    </style:style>
    <style:style style:name="P79" style:family="paragraph">
      <style:paragraph-properties fo:line-height="100.00%" fo:text-align="left" fo:margin-left="2.70pt" fo:text-indent="-2.70pt">
        <style:tab-stops>
          <style:tab-stop style:position="127.80pt"/>
          <style:tab-stop style:position="3286.95pt" style:type="center"/>
        </style:tab-stops>
      </style:paragraph-properties>
    </style:style>
    <style:style style:name="P80" style:family="paragraph">
      <style:paragraph-properties fo:line-height="100.00%" fo:text-align="left" fo:margin-top="10.00pt" fo:margin-bottom="6.00pt"/>
    </style:style>
    <style:style style:name="P81" style:family="paragraph">
      <style:paragraph-properties fo:line-height="120.00%" fo:text-align="left" fo:margin-bottom="7.00pt"/>
    </style:style>
    <style:style style:name="P82" style:family="paragraph">
      <style:paragraph-properties fo:line-height="100.00%" fo:text-align="left" fo:margin-top="12.00pt" fo:margin-bottom="6.00pt"/>
    </style:style>
    <style:style style:name="P83" style:family="paragraph">
      <style:paragraph-properties fo:line-height="100.00%" fo:text-align="left" fo:margin-top="10.00pt" fo:margin-bottom="6.00pt"/>
    </style:style>
    <style:style style:name="P84" style:family="paragraph">
      <style:paragraph-properties fo:line-height="120.00%" fo:text-align="left" fo:margin-bottom="7.00pt"/>
    </style:style>
    <style:style style:name="P85" style:family="paragraph">
      <style:paragraph-properties fo:line-height="100.00%" fo:text-align="left" fo:margin-top="10.00pt" fo:margin-bottom="6.00pt"/>
    </style:style>
    <style:style style:name="P86" style:family="paragraph">
      <style:paragraph-properties fo:line-height="100.00%" fo:text-align="left" fo:margin-bottom="7.00pt"/>
    </style:style>
    <style:style style:name="P87" style:family="paragraph">
      <style:paragraph-properties fo:line-height="120.00%" fo:text-align="left" fo:margin-bottom="7.00pt"/>
    </style:style>
    <style:style style:name="P88" style:family="paragraph">
      <style:paragraph-properties fo:line-height="100.00%" fo:text-align="left" fo:margin-top="7.00pt" fo:margin-bottom="6.00pt"/>
    </style:style>
    <style:style style:name="P89" style:family="paragraph">
      <style:paragraph-properties fo:line-height="120.00%" fo:text-align="left" fo:margin-bottom="7.00pt"/>
    </style:style>
    <style:style style:name="P90" style:family="paragraph">
      <style:paragraph-properties fo:line-height="100.00%" fo:text-align="left" fo:margin-top="10.00pt" fo:margin-bottom="6.00pt"/>
    </style:style>
    <style:style style:name="P91" style:family="paragraph">
      <style:paragraph-properties fo:line-height="120.00%" fo:text-align="left" fo:margin-bottom="7.00pt"/>
    </style:style>
    <style:style style:name="P92" style:family="paragraph">
      <style:paragraph-properties fo:line-height="100.00%" fo:text-align="left" fo:margin-top="12.00pt" fo:margin-bottom="6.00pt"/>
    </style:style>
    <style:style style:name="P93" style:family="paragraph">
      <style:paragraph-properties fo:line-height="120.00%" fo:text-align="left" fo:margin-bottom="7.00pt"/>
    </style:style>
    <style:style style:name="P94" style:family="paragraph">
      <style:paragraph-properties fo:line-height="100.00%" fo:text-align="left" fo:margin-top="10.00pt" fo:margin-bottom="6.00pt"/>
    </style:style>
    <style:style style:name="P95" style:family="paragraph">
      <style:paragraph-properties fo:line-height="100.00%" fo:text-align="left" fo:margin-top="12.00pt" fo:margin-bottom="6.00pt"/>
    </style:style>
    <style:style style:name="P96" style:family="paragraph">
      <style:paragraph-properties fo:line-height="120.00%" fo:text-align="left" fo:margin-bottom="7.00pt"/>
    </style:style>
    <style:style style:name="P97" style:family="paragraph">
      <style:paragraph-properties fo:line-height="100.00%" fo:text-align="left" fo:margin-top="12.00pt" fo:margin-bottom="6.00pt"/>
    </style:style>
    <style:style style:name="P98" style:family="paragraph">
      <style:paragraph-properties fo:line-height="100.00%" fo:text-align="left" fo:margin-top="10.00pt" fo:margin-bottom="6.00pt"/>
    </style:style>
    <style:style style:name="P99" style:family="paragraph">
      <style:paragraph-properties fo:line-height="100.00%" fo:text-align="left" fo:margin-top="12.00pt" fo:margin-bottom="6.00pt"/>
    </style:style>
    <style:style style:name="P100" style:family="paragraph">
      <style:paragraph-properties fo:line-height="100.00%" fo:text-align="left" fo:margin-top="10.00pt" fo:margin-bottom="6.00pt"/>
    </style:style>
    <style:style style:name="P101" style:family="paragraph">
      <style:paragraph-properties fo:line-height="100.00%" fo:text-align="left" fo:margin-top="7.00pt" fo:margin-bottom="6.00pt"/>
    </style:style>
    <style:style style:name="P102" style:family="paragraph">
      <style:paragraph-properties fo:line-height="100.00%" fo:text-align="left" fo:margin-top="10.00pt" fo:margin-bottom="6.00pt"/>
    </style:style>
    <style:style style:name="P103" style:family="paragraph">
      <style:paragraph-properties fo:line-height="100.00%" fo:text-align="left" fo:margin-top="7.00pt" fo:margin-bottom="6.00pt"/>
    </style:style>
    <style:style style:name="P104" style:family="paragraph">
      <style:paragraph-properties fo:line-height="100.00%" fo:text-align="left" fo:margin-top="10.00pt" fo:margin-bottom="6.00pt"/>
    </style:style>
    <style:style style:name="TableColumn0100" style:family="table-column">
      <style:table-column-properties style:column-width="1.672917in"/>
    </style:style>
    <style:style style:name="TableColumn0101" style:family="table-column">
      <style:table-column-properties style:column-width="1.672917in"/>
    </style:style>
    <style:style style:name="TableColumn0102" style:family="table-column">
      <style:table-column-properties style:column-width="1.672917in"/>
    </style:style>
    <style:style style:name="TableColumn0103" style:family="table-column">
      <style:table-column-properties style:column-width="1.673611in"/>
    </style:style>
    <style:style style:name="Table01" style:family="table">
      <style:table-properties style:width="6.692361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5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5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6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6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7" style:family="table-row">
      <style:table-row-properties/>
    </style:style>
    <style:style style:name="TableCell0107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7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7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7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8" style:family="table-row">
      <style:table-row-properties/>
    </style:style>
    <style:style style:name="TableCell0108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8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8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8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200" style:family="table-column">
      <style:table-column-properties style:column-width="1.812500in"/>
    </style:style>
    <style:style style:name="TableColumn0201" style:family="table-column">
      <style:table-column-properties style:column-width="4.885417in"/>
    </style:style>
    <style:style style:name="Table02" style:family="table">
      <style:table-properties style:width="6.697917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2" style:family="table-row">
      <style:table-row-properties/>
    </style:style>
    <style:style style:name="TableCell02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3" style:family="table-row">
      <style:table-row-properties/>
    </style:style>
    <style:style style:name="TableCell02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4" style:family="table-row">
      <style:table-row-properties/>
    </style:style>
    <style:style style:name="TableCell02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5" style:family="table-row">
      <style:table-row-properties/>
    </style:style>
    <style:style style:name="TableCell020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6" style:family="table-row">
      <style:table-row-properties/>
    </style:style>
    <style:style style:name="TableCell020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7" style:family="table-row">
      <style:table-row-properties/>
    </style:style>
    <style:style style:name="TableCell0207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7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8" style:family="table-row">
      <style:table-row-properties/>
    </style:style>
    <style:style style:name="TableCell0208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8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9" style:family="table-row">
      <style:table-row-properties/>
    </style:style>
    <style:style style:name="TableCell0209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9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10" style:family="table-row">
      <style:table-row-properties/>
    </style:style>
    <style:style style:name="TableCell021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11" style:family="table-row">
      <style:table-row-properties style:min-row-height="0.208333in"/>
    </style:style>
    <style:style style:name="TableCell021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12" style:family="table-row">
      <style:table-row-properties/>
    </style:style>
    <style:style style:name="TableCell021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13" style:family="table-row">
      <style:table-row-properties/>
    </style:style>
    <style:style style:name="TableCell021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14" style:family="table-row">
      <style:table-row-properties/>
    </style:style>
    <style:style style:name="TableCell021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15" style:family="table-row">
      <style:table-row-properties/>
    </style:style>
    <style:style style:name="TableCell021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ext:p text:style-name="P1"><text:span text:style-name="T1"><text:s/><text:tab/></text:span><text:span text:style-name="T2">Configurazione Zero Touch</text:span></text:p>
      <text:p text:style-name="P1"><text:span text:style-name="T3"/></text:p>
      <text:p text:style-name="P2"><text:span text:style-name="T3"/></text:p>
      <text:p text:style-name="P2"><text:span text:style-name="T3"/></text:p>
      <text:p text:style-name="P3"><text:span text:style-name="T4">Design Requirement Specification Document</text:span></text:p>
      <text:p text:style-name="P4"><text:span text:style-name="T5">DIBRIS<text:s/></text:span><text:span text:style-name="T6">–</text:span><text:span text:style-name="T7"><text:s/>Universit</text:span><text:span text:style-name="T8">à di Genova. Scuola Politecnica, Corso di Ingegneria del Software 80154</text:span></text:p>
      <text:p text:style-name="P4"><text:span text:style-name="T9"/></text:p>
      <text:p text:style-name="P4"><text:span text:style-name="T9"/></text:p>
      <text:p text:style-name="P4"><text:span text:style-name="T9"/></text:p>
      <text:p text:style-name="P4"><text:span text:style-name="T9"/></text:p>
      <text:p text:style-name="P4"><text:span text:style-name="T10">DATA: 1/09/2020</text:span></text:p>
      <text:p text:style-name="P4"><text:span text:style-name="T10">VERSION:8</text:span></text:p>
      <text:p text:style-name="P4"><text:span text:style-name="T11"/></text:p>
      <text:p text:style-name="P4"><text:span text:style-name="T11"/></text:p>
      <text:p text:style-name="P4"><text:span text:style-name="T11"/></text:p>
      <text:p text:style-name="P5"><text:span text:style-name="T12"><text:s text:c="2"/>Autori<text:s text:c="4"/></text:span></text:p>
      <text:p text:style-name="P5"><text:span text:style-name="T13">Gjergji Arildo</text:span></text:p>
      <text:p text:style-name="P5"><text:span text:style-name="T13">Guidi Giada</text:span></text:p>
      <text:p text:style-name="P5"><text:span text:style-name="T14"/></text:p>
      <text:p text:style-name="P6"><text:span text:style-name="T15">REVISION HISTORY</text:span></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8"><text:span text:style-name="T17">Versione</text:span><text:span text:style-name="T18"/></text:p>
          </table:table-cell>
          <table:table-cell table:style-name="TableCell010001">
            <text:p text:style-name="P8"><text:span text:style-name="T19">Data</text:span><text:span text:style-name="T20"/></text:p>
          </table:table-cell>
          <table:table-cell table:style-name="TableCell010002">
            <text:p text:style-name="P8"><text:span text:style-name="T21">Autori</text:span><text:span text:style-name="T22"/></text:p>
          </table:table-cell>
          <table:table-cell table:style-name="TableCell010003">
            <text:p text:style-name="P8"><text:span text:style-name="T23">Note</text:span><text:span text:style-name="T24"/></text:p>
          </table:table-cell>
        </table:table-row>
        <table:table-row table:style-name="TableRow0101">
          <table:table-cell table:style-name="TableCell010100">
            <text:p text:style-name="P11"><text:span text:style-name="T25">1</text:span><text:span text:style-name="T26"/></text:p>
          </table:table-cell>
          <table:table-cell table:style-name="TableCell010101">
            <text:p text:style-name="P11"><text:span text:style-name="T27">12/05/20</text:span><text:span text:style-name="T28"/></text:p>
          </table:table-cell>
          <table:table-cell table:style-name="TableCell010102">
            <text:p text:style-name="P11"><text:span text:style-name="T29">Gjergji/Guidi</text:span><text:span text:style-name="T30"/></text:p>
          </table:table-cell>
          <table:table-cell table:style-name="TableCell010103">
            <text:p text:style-name="P11"><text:span text:style-name="T31">parti discorsive e schema architettonico</text:span><text:span text:style-name="T32"/></text:p>
          </table:table-cell>
        </table:table-row>
        <table:table-row table:style-name="TableRow0102">
          <table:table-cell table:style-name="TableCell010200">
            <text:p text:style-name="P13"><text:span text:style-name="T33">2</text:span><text:span text:style-name="T34"/></text:p>
          </table:table-cell>
          <table:table-cell table:style-name="TableCell010201">
            <text:p text:style-name="P13"><text:span text:style-name="T35">22/05/20</text:span><text:span text:style-name="T36"/></text:p>
          </table:table-cell>
          <table:table-cell table:style-name="TableCell010202">
            <text:p text:style-name="P13"><text:span text:style-name="T37">Gjergji/Guidi</text:span><text:span text:style-name="T38"/></text:p>
          </table:table-cell>
          <table:table-cell table:style-name="TableCell010203">
            <text:p text:style-name="P13"><text:span text:style-name="T39">primi activity e sequence</text:span><text:span text:style-name="T40"/></text:p>
          </table:table-cell>
        </table:table-row>
        <table:table-row table:style-name="TableRow0103">
          <table:table-cell table:style-name="TableCell010300">
            <text:p text:style-name="P15"><text:span text:style-name="T41">3</text:span><text:span text:style-name="T42"/></text:p>
          </table:table-cell>
          <table:table-cell table:style-name="TableCell010301">
            <text:p text:style-name="P15"><text:span text:style-name="T43">28/05/20</text:span><text:span text:style-name="T44"/></text:p>
          </table:table-cell>
          <table:table-cell table:style-name="TableCell010302">
            <text:p text:style-name="P15"><text:span text:style-name="T45">Gjergji/Guidi</text:span><text:span text:style-name="T46"/></text:p>
          </table:table-cell>
          <table:table-cell table:style-name="TableCell010303">
            <text:p text:style-name="P15"><text:span text:style-name="T47">class diagram</text:span><text:span text:style-name="T48"/></text:p>
          </table:table-cell>
        </table:table-row>
        <table:table-row table:style-name="TableRow0104">
          <table:table-cell table:style-name="TableCell010400">
            <text:p text:style-name="P17"><text:span text:style-name="T49">4</text:span><text:span text:style-name="T50"/></text:p>
          </table:table-cell>
          <table:table-cell table:style-name="TableCell010401">
            <text:p text:style-name="P17"><text:span text:style-name="T51">24/06/20</text:span><text:span text:style-name="T52"/></text:p>
          </table:table-cell>
          <table:table-cell table:style-name="TableCell010402">
            <text:p text:style-name="P17"><text:span text:style-name="T53">Gjergji/Guidi</text:span><text:span text:style-name="T54"/></text:p>
          </table:table-cell>
          <table:table-cell table:style-name="TableCell010403">
            <text:p text:style-name="P17"><text:span text:style-name="T55">use cases e correzione activity</text:span><text:span text:style-name="T56"/></text:p>
          </table:table-cell>
        </table:table-row>
        <table:table-row table:style-name="TableRow0105">
          <table:table-cell table:style-name="TableCell010500">
            <text:p text:style-name="P19"><text:span text:style-name="T57">5</text:span><text:span text:style-name="T58"/></text:p>
          </table:table-cell>
          <table:table-cell table:style-name="TableCell010501">
            <text:p text:style-name="P19"><text:span text:style-name="T59">03/07/20</text:span><text:span text:style-name="T60"/></text:p>
          </table:table-cell>
          <table:table-cell table:style-name="TableCell010502">
            <text:p text:style-name="P19"><text:span text:style-name="T61">Gjergji/Guidi</text:span><text:span text:style-name="T62"/></text:p>
          </table:table-cell>
          <table:table-cell table:style-name="TableCell010503">
            <text:p text:style-name="P19"><text:span text:style-name="T63">correzione dell'activity e del class diagram</text:span><text:span text:style-name="T64"/></text:p>
          </table:table-cell>
        </table:table-row>
        <table:table-row table:style-name="TableRow0106">
          <table:table-cell table:style-name="TableCell010600">
            <text:p text:style-name="P21"><text:span text:style-name="T65">6</text:span><text:span text:style-name="T66"/></text:p>
          </table:table-cell>
          <table:table-cell table:style-name="TableCell010601">
            <text:p text:style-name="P21"><text:span text:style-name="T67">15/07/20</text:span><text:span text:style-name="T68"/></text:p>
          </table:table-cell>
          <table:table-cell table:style-name="TableCell010602">
            <text:p text:style-name="P21"><text:span text:style-name="T69">Gjergji/Guidi</text:span><text:span text:style-name="T70"/></text:p>
          </table:table-cell>
          <table:table-cell table:style-name="TableCell010603">
            <text:p text:style-name="P21"><text:span text:style-name="T71">correzione sequence</text:span><text:span text:style-name="T72"/></text:p>
          </table:table-cell>
        </table:table-row>
        <table:table-row table:style-name="TableRow0107">
          <table:table-cell table:style-name="TableCell010700">
            <text:p text:style-name="P23"><text:span text:style-name="T73">7</text:span><text:span text:style-name="T74"/></text:p>
          </table:table-cell>
          <table:table-cell table:style-name="TableCell010701">
            <text:p text:style-name="P23"><text:span text:style-name="T75">28/07/20</text:span><text:span text:style-name="T76"/></text:p>
          </table:table-cell>
          <table:table-cell table:style-name="TableCell010702">
            <text:p text:style-name="P23"><text:span text:style-name="T77">Gjergji/Guidi</text:span><text:span text:style-name="T78"/></text:p>
          </table:table-cell>
          <table:table-cell table:style-name="TableCell010703">
            <text:p text:style-name="P23"><text:span text:style-name="T79">sequence con comandi forniti<text:s/></text:span><text:span text:style-name="T80"/></text:p>
          </table:table-cell>
        </table:table-row>
        <table:table-row table:style-name="TableRow0108">
          <table:table-cell table:style-name="TableCell010800">
            <text:p text:style-name="P25"><text:span text:style-name="T81">8</text:span></text:p>
          </table:table-cell>
          <table:table-cell table:style-name="TableCell010801">
            <text:p text:style-name="P25"><text:span text:style-name="T81">1/09/20</text:span></text:p>
          </table:table-cell>
          <table:table-cell table:style-name="TableCell010802">
            <text:p text:style-name="P25"><text:span text:style-name="T82">Gjergji/Guidi</text:span><text:span text:style-name="T83"/></text:p>
          </table:table-cell>
          <table:table-cell table:style-name="TableCell010803">
            <text:p text:style-name="P25"><text:span text:style-name="T83">piccole correzioni</text:span></text:p>
          </table:table-cell>
        </table:table-row>
      </table:table>
      <text:p text:style-name="P27"><text:span text:style-name="T84"/></text:p>
      <text:p text:style-name="P27"><text:span text:style-name="T84"/></text:p>
      <text:p text:style-name="P28"><text:span text:style-name="T85">Indice dei Contenuti</text:span></text:p>
      <text:p text:style-name="P29"><text:span text:style-name="T86">1</text:span><text:a xlink:href="#__RefHeading___Toc106_1667604106"><text:span text:style-name="T88">1Introduzione</text:span></text:a><text:span text:style-name="T89"><text:tab/></text:span><text:a xlink:href="#__RefHeading___Toc106_1667604106"><text:span text:style-name="T91">3</text:span></text:a><text:span text:style-name="T92"/></text:p>
      <text:p text:style-name="P30"><text:a xlink:href="#__RefHeading___Toc1851_1623032702"><text:span text:style-name="T94">1.1Riferimenti Bibliografici</text:span></text:a><text:span text:style-name="T95"><text:tab/></text:span><text:a xlink:href="#__RefHeading___Toc1851_1623032702"><text:span text:style-name="T97">3</text:span></text:a><text:span text:style-name="T98"/></text:p>
      <text:p text:style-name="P30"><text:a xlink:href="#__RefHeading___Toc112_1667604106"><text:span text:style-name="T100">1.2Definizioni e Acronimi</text:span></text:a><text:span text:style-name="T101"><text:tab/></text:span><text:a xlink:href="#__RefHeading___Toc112_1667604106"><text:span text:style-name="T103">3</text:span></text:a><text:span text:style-name="T104"/></text:p>
      <text:p text:style-name="P30"><text:a xlink:href="#__RefHeading___Toc1853_1623032702"><text:span text:style-name="T106">1.3Overview del documento</text:span></text:a><text:span text:style-name="T107"><text:tab/></text:span><text:a xlink:href="#__RefHeading___Toc1853_1623032702"><text:span text:style-name="T109">3</text:span></text:a><text:span text:style-name="T110"/></text:p>
      <text:p text:style-name="P31"><text:span text:style-name="T111">2</text:span><text:a xlink:href="#__RefHeading___Toc1855_1623032702"><text:span text:style-name="T113">2Descrizione del Progetto</text:span></text:a><text:span text:style-name="T114"><text:tab/></text:span><text:a xlink:href="#__RefHeading___Toc1855_1623032702"><text:span text:style-name="T116">3</text:span></text:a><text:span text:style-name="T117"/></text:p>
      <text:p text:style-name="P32"><text:a xlink:href="#__RefHeading___Toc1857_1623032702"><text:span text:style-name="T119">2.1Introduzione</text:span></text:a><text:span text:style-name="T120"><text:tab/></text:span><text:a xlink:href="#__RefHeading___Toc1857_1623032702"><text:span text:style-name="T122">3</text:span></text:a><text:span text:style-name="T123"/></text:p>
      <text:p text:style-name="P32"><text:a xlink:href="#__RefHeading___Toc1859_1623032702"><text:span text:style-name="T125">2.2Architettura del Sistema</text:span></text:a><text:span text:style-name="T126"><text:tab/></text:span><text:a xlink:href="#__RefHeading___Toc1859_1623032702"><text:span text:style-name="T128">3</text:span></text:a><text:span text:style-name="T129"/></text:p>
      <text:p text:style-name="P32"><text:a xlink:href="#__RefHeading___Toc1861_1623032702"><text:span text:style-name="T131">2.3Vincoli e Assunzioni</text:span></text:a><text:span text:style-name="T132"><text:tab/></text:span><text:a xlink:href="#__RefHeading___Toc1861_1623032702"><text:span text:style-name="T134">3</text:span></text:a><text:span text:style-name="T135"/></text:p>
      <text:p text:style-name="P33"><text:span text:style-name="T136">3</text:span><text:a xlink:href="#__RefHeading___Toc1863_1623032702"><text:span text:style-name="T138">3Interfacce</text:span></text:a><text:span text:style-name="T139"><text:tab/></text:span><text:a xlink:href="#__RefHeading___Toc1863_1623032702"><text:span text:style-name="T141">4</text:span></text:a><text:span text:style-name="T142"/></text:p>
      <text:p text:style-name="P33"><text:span text:style-name="T143">4</text:span><text:a xlink:href="#__RefHeading___Toc1865_1623032702"><text:span text:style-name="T145">4Data Stores</text:span></text:a><text:span text:style-name="T146"><text:tab/></text:span><text:a xlink:href="#__RefHeading___Toc1865_1623032702"><text:span text:style-name="T148">4</text:span></text:a><text:span text:style-name="T149"/></text:p>
      <text:p text:style-name="P33"><text:span text:style-name="T150">5</text:span><text:a xlink:href="#__RefHeading___Toc1867_1623032702"><text:span text:style-name="T152">5Structural Design</text:span></text:a><text:span text:style-name="T153"><text:tab/></text:span><text:a xlink:href="#__RefHeading___Toc1867_1623032702"><text:span text:style-name="T155">4</text:span></text:a><text:span text:style-name="T156"/></text:p>
      <text:p text:style-name="P34"><text:a xlink:href="#__RefHeading___Toc1869_1623032702"><text:span text:style-name="T158">5.1Class Diagram</text:span></text:a><text:span text:style-name="T159"><text:tab/></text:span><text:a xlink:href="#__RefHeading___Toc1869_1623032702"><text:span text:style-name="T161">4</text:span></text:a><text:span text:style-name="T162"/></text:p>
      <text:p text:style-name="P35"><text:a xlink:href="#__RefHeading___Toc1871_1623032702"><text:span text:style-name="T164">5.1.1Descrizione della classe</text:span></text:a><text:span text:style-name="T165"><text:tab/></text:span><text:a xlink:href="#__RefHeading___Toc1871_1623032702"><text:span text:style-name="T167">4</text:span></text:a><text:span text:style-name="T168"/></text:p>
      <text:p text:style-name="P36"><text:a xlink:href="#__RefHeading___Toc1873_1623032702"><text:span text:style-name="T170">5.2Object Diagram</text:span></text:a><text:span text:style-name="T171"><text:tab/></text:span><text:a xlink:href="#__RefHeading___Toc1873_1623032702"><text:span text:style-name="T173">5</text:span></text:a><text:span text:style-name="T174"/></text:p>
      <text:p text:style-name="P37"><text:span text:style-name="T175">6</text:span><text:a xlink:href="#__RefHeading___Toc1875_1623032702"><text:span text:style-name="T177">6Dynamic Models</text:span></text:a><text:span text:style-name="T178"><text:tab/></text:span><text:a xlink:href="#__RefHeading___Toc1875_1623032702"><text:span text:style-name="T180">5</text:span></text:a><text:span text:style-name="T181"/></text:p>
      <text:p text:style-name="P38"><text:a xlink:href="#__RefHeading___Toc1877_1623032702"><text:span text:style-name="T183">6.1Requisito</text:span></text:a><text:span text:style-name="T184"><text:tab/></text:span><text:a xlink:href="#__RefHeading___Toc1877_1623032702"><text:span text:style-name="T186">5</text:span></text:a><text:span text:style-name="T187"/></text:p>
      <text:p text:style-name="P39"><text:span text:style-name="T187"/></text:p>
      <text:p text:style-name="P39"><text:span text:style-name="T187"/></text:p>
      <text:p text:style-name="P39"><text:span text:style-name="T187"/></text:p>
      <text:p text:style-name="P39"><text:span text:style-name="T187"/></text:p>
      <text:p text:style-name="P39"><text:span text:style-name="T187"/></text:p>
      <text:p text:style-name="P39"><text:span text:style-name="T187"/></text:p>
      <text:p text:style-name="P39"><text:span text:style-name="T187"/></text:p>
      <text:p text:style-name="P39"><text:span text:style-name="T187"/></text:p>
      <text:p text:style-name="P39"><text:span text:style-name="T187"/></text:p>
      <text:p text:style-name="P39"><text:span text:style-name="T187"/></text:p>
      <text:p text:style-name="P39"><text:span text:style-name="T187"/></text:p>
      <text:p text:style-name="P39"><text:span text:style-name="T187"/></text:p>
      <text:p text:style-name="P39"><text:span text:style-name="T187"/></text:p>
      <text:p text:style-name="P39"><text:span text:style-name="T187"/></text:p>
      <text:p text:style-name="P39"><text:span text:style-name="T187"/></text:p>
      <text:p text:style-name="P39"><text:span text:style-name="T187"/></text:p>
      <text:p text:style-name="P39"><text:span text:style-name="T187"/></text:p>
      <text:p text:style-name="P39"><text:span text:style-name="T187"/></text:p>
      <text:p text:style-name="P40"><text:span text:style-name="T188">1 Introduzione</text:span></text:p>
      <text:p text:style-name="P41"><text:span text:style-name="T189">Lo scopo di questo documento risulta essere l'analisi delle funzionalità del software che si andrà a sviluppare, attraverso una descrizione tecnica delle infrastrutture di cui necessiterà. </text:span></text:p>
      <text:p text:style-name="P41"><text:span text:style-name="T189">Si descrivono i vincoli, le interfacce, e tutti i diagrammi utili a rendere visibilmente comprensibile ciò che sarà attuabile.</text:span></text:p>
      <text:p text:style-name="P41"><text:span text:style-name="T189">Sappiamo, dal documento URS, che il nostro applicativo avrà lo scopo di configurare per la prima volta un dispositivo, affinchè possa poi comunicare con l'esterno: per rendere possibile la Zero Touch Configuration, dovremo sviluppare un programma che comunichi con un'applicazione interna al nodo fornita dall'azienda committente, la quale a sua volta comunicherà con dei web server simulati atti a disporre i dati necessari alla configurazione.</text:span></text:p>
      <text:p text:style-name="P41"><text:span text:style-name="T189">Il nostro è un duplice compito: scrivere il codice (Java) che fungerà da collegamento tra il nostro applicativo e quello aziendale tramite una linea di comando e definite funzioni che ci verranno fornite, e simulare tramite VM (o Docket) i server.</text:span></text:p>
      <text:p text:style-name="P42"><text:span text:style-name="T190">1.1 Riferimenti Bibliografici</text:span></text:p>
      <text:p text:style-name="P43"><text:span text:style-name="T191">URS.odt</text:span></text:p>
      <text:p text:style-name="P43"><text:a xlink:href="https://hub.docker.com/r/bsarda/ejbca-embedded/"><text:span text:style-name="T192">https://hub.docker.com/r/bsarda/ejbca-embedded/</text:span></text:a><text:span text:style-name="T193"><text:s/></text:span></text:p>
      <text:p text:style-name="P43"><text:span text:style-name="T193">*riferimento al db aziendale solo se necessario*</text:span></text:p>
      <text:p text:style-name="P44"><text:span text:style-name="T194">1.2 Definizioni e Acronimi</text:span></text:p>
      <table:table table:style-name="Table02">
        <table:table-column table:style-name="TableColumn0200"/>
        <table:table-column table:style-name="TableColumn0201"/>
        <table:table-row table:style-name="TableRow0200">
          <table:table-cell table:style-name="TableCell020000">
            <text:p text:style-name="P46"><text:span text:style-name="T196">Acronimo-Nome</text:span><text:span text:style-name="T197"/></text:p>
          </table:table-cell>
          <table:table-cell table:style-name="TableCell020001">
            <text:p text:style-name="P46"><text:span text:style-name="T198">Definizione</text:span><text:span text:style-name="T199"/></text:p>
          </table:table-cell>
        </table:table-row>
        <table:table-row table:style-name="TableRow0201">
          <table:table-cell table:style-name="TableCell020100">
            <text:p text:style-name="P48"><text:span text:style-name="T200">ICF</text:span><text:span text:style-name="T201"/></text:p>
          </table:table-cell>
          <table:table-cell table:style-name="TableCell020101">
            <text:p text:style-name="P48"><text:span text:style-name="T202">initial configuration file</text:span><text:span text:style-name="T203"/></text:p>
          </table:table-cell>
        </table:table-row>
        <table:table-row table:style-name="TableRow0202">
          <table:table-cell table:style-name="TableCell020200">
            <text:p text:style-name="P50"><text:span text:style-name="T204">DHCP</text:span><text:span text:style-name="T205"/></text:p>
          </table:table-cell>
          <table:table-cell table:style-name="TableCell020201">
            <text:p text:style-name="P50"><text:span text:style-name="T206">dynamic host configuration protocol</text:span><text:span text:style-name="T207"/></text:p>
          </table:table-cell>
        </table:table-row>
        <table:table-row table:style-name="TableRow0203">
          <table:table-cell table:style-name="TableCell020300">
            <text:p text:style-name="P52"><text:span text:style-name="T208">UML</text:span><text:span text:style-name="T209"/></text:p>
          </table:table-cell>
          <table:table-cell table:style-name="TableCell020301">
            <text:p text:style-name="P52"><text:span text:style-name="T210">unified modeling language</text:span><text:span text:style-name="T211"/></text:p>
          </table:table-cell>
        </table:table-row>
        <table:table-row table:style-name="TableRow0204">
          <table:table-cell table:style-name="TableCell020400">
            <text:p text:style-name="P54"><text:span text:style-name="T212">AIWS</text:span><text:span text:style-name="T213"/></text:p>
          </table:table-cell>
          <table:table-cell table:style-name="TableCell020401">
            <text:p text:style-name="P54"><text:span text:style-name="T214">auto integration web service</text:span><text:span text:style-name="T215"/></text:p>
          </table:table-cell>
        </table:table-row>
        <table:table-row table:style-name="TableRow0205">
          <table:table-cell table:style-name="TableCell020500">
            <text:p text:style-name="P56"><text:span text:style-name="T216">RA</text:span><text:span text:style-name="T217"/></text:p>
          </table:table-cell>
          <table:table-cell table:style-name="TableCell020501">
            <text:p text:style-name="P56"><text:span text:style-name="T218">registration authority</text:span><text:span text:style-name="T219"/></text:p>
          </table:table-cell>
        </table:table-row>
        <table:table-row table:style-name="TableRow0206">
          <table:table-cell table:style-name="TableCell020600">
            <text:p text:style-name="P58"><text:span text:style-name="T220">CA</text:span><text:span text:style-name="T221"/></text:p>
          </table:table-cell>
          <table:table-cell table:style-name="TableCell020601">
            <text:p text:style-name="P58"><text:span text:style-name="T222">certification authority</text:span><text:span text:style-name="T223"/></text:p>
          </table:table-cell>
        </table:table-row>
        <table:table-row table:style-name="TableRow0207">
          <table:table-cell table:style-name="TableCell020700">
            <text:p text:style-name="P60"><text:span text:style-name="T224">SMRS</text:span><text:span text:style-name="T225"/></text:p>
          </table:table-cell>
          <table:table-cell table:style-name="TableCell020701">
            <text:p text:style-name="P60"><text:span text:style-name="T226">software management distribution</text:span><text:span text:style-name="T227"/></text:p>
          </table:table-cell>
        </table:table-row>
        <table:table-row table:style-name="TableRow0208">
          <table:table-cell table:style-name="TableCell020800">
            <text:p text:style-name="P62"><text:span text:style-name="T228">MS</text:span><text:span text:style-name="T229"/></text:p>
          </table:table-cell>
          <table:table-cell table:style-name="TableCell020801">
            <text:p text:style-name="P62"><text:span text:style-name="T230">master service</text:span><text:span text:style-name="T231"/></text:p>
          </table:table-cell>
        </table:table-row>
        <table:table-row table:style-name="TableRow0209">
          <table:table-cell table:style-name="TableCell020900">
            <text:p text:style-name="P64"><text:span text:style-name="T232">PKI</text:span><text:span text:style-name="T233"/></text:p>
          </table:table-cell>
          <table:table-cell table:style-name="TableCell020901">
            <text:p text:style-name="P64"><text:span text:style-name="T234">public key infrastructure</text:span><text:span text:style-name="T235"/></text:p>
          </table:table-cell>
        </table:table-row>
        <table:table-row table:style-name="TableRow0210">
          <table:table-cell table:style-name="TableCell021000">
            <text:p text:style-name="P66"><text:span text:style-name="T236">VM</text:span><text:span text:style-name="T237"/></text:p>
          </table:table-cell>
          <table:table-cell table:style-name="TableCell021001">
            <text:p text:style-name="P66"><text:span text:style-name="T238">virtual machine</text:span><text:span text:style-name="T239"/></text:p>
          </table:table-cell>
        </table:table-row>
        <table:table-row table:style-name="TableRow0211">
          <table:table-cell table:style-name="TableCell021100">
            <text:p text:style-name="P69"><text:span text:style-name="T240">PC</text:span><text:span text:style-name="T241"/></text:p>
          </table:table-cell>
          <table:table-cell table:style-name="TableCell021101">
            <text:p text:style-name="P69"><text:span text:style-name="T242">personal computer</text:span><text:span text:style-name="T243"/></text:p>
          </table:table-cell>
        </table:table-row>
        <table:table-row table:style-name="TableRow0212">
          <table:table-cell table:style-name="TableCell021200">
            <text:p text:style-name="P72"><text:span text:style-name="T244">CLI</text:span><text:span text:style-name="T245"/></text:p>
          </table:table-cell>
          <table:table-cell table:style-name="TableCell021201">
            <text:p text:style-name="P72"><text:span text:style-name="T246">command line interface</text:span><text:span text:style-name="T247"/></text:p>
          </table:table-cell>
        </table:table-row>
        <table:table-row table:style-name="TableRow0213">
          <table:table-cell table:style-name="TableCell021300">
            <text:p text:style-name="P74"><text:span text:style-name="T248">TLS</text:span><text:span text:style-name="T249"/></text:p>
          </table:table-cell>
          <table:table-cell table:style-name="TableCell021301">
            <text:p text:style-name="P74"><text:span text:style-name="T250">transport layer security</text:span><text:span text:style-name="T251"/></text:p>
          </table:table-cell>
        </table:table-row>
        <table:table-row table:style-name="TableRow0214">
          <table:table-cell table:style-name="TableCell021400">
            <text:p text:style-name="P76"><text:span text:style-name="T252">EJBCA</text:span><text:span text:style-name="T253"/></text:p>
          </table:table-cell>
          <table:table-cell table:style-name="TableCell021401">
            <text:p text:style-name="P76"><text:span text:style-name="T254">enterprise java beans certificate authority</text:span><text:span text:style-name="T255"/></text:p>
          </table:table-cell>
        </table:table-row>
        <table:table-row table:style-name="TableRow0215">
          <table:table-cell table:style-name="TableCell021500">
            <text:p text:style-name="P78"><text:span text:style-name="T256">SNMP</text:span><text:span text:style-name="T257"/></text:p>
          </table:table-cell>
          <table:table-cell table:style-name="TableCell021501">
            <text:p text:style-name="P78"><text:span text:style-name="T258">simple network management protocol</text:span><text:span text:style-name="T259"/></text:p>
          </table:table-cell>
        </table:table-row>
      </table:table>
      <text:p text:style-name="P80"><text:span text:style-name="T259"/></text:p>
      <text:p text:style-name="P80"><text:span text:style-name="T260">1.3 Overview del documento</text:span></text:p>
      <text:p text:style-name="P81"><text:span text:style-name="T261">Il documento fornisce una prima introduzione al software da progettare, con la descrizione delle sue funzionalità e delle sue architetture: si identificano i modelli del sistema attraverso diverse tipologie di diagrammi.</text:span></text:p>
      <text:p text:style-name="P81"><text:span text:style-name="T261">Il documento viene redatto per gli sviluppatori e per i supervisori; tuttavia la visione grafica dei diagrammi è utile a chiunque si pensi interessato ad utilizzare la Configurazione Zero Touch automatizzata.</text:span></text:p>
      <text:p text:style-name="P81"><text:span text:style-name="T262"/></text:p>
      <text:p text:style-name="P82"><text:span text:style-name="T263">2 Descrizione del Progetto </text:span></text:p>
      <text:p text:style-name="P83"><text:span text:style-name="T263">2.1 Introduzione</text:span></text:p>
      <text:p text:style-name="P84"><text:span text:style-name="T264">Nel nostro progetto si utilizzerà un design Object Oriented, compatibilemente con il fatto che lo sviluppo dei tools del software avverrà in linguaggio Java.</text:span></text:p>
      <text:p text:style-name="P84"><text:span text:style-name="T264">I diagrammi UML che presenteremo in questo documento saranno creati con Dia.</text:span></text:p>
      <text:p text:style-name="P85"><text:span text:style-name="T265">2.2 Architettura del Sistema</text:span></text:p>
      <text:p text:style-name="P86"><draw:frame text:anchor-type="as-char" svg:width="85.20mm" svg:height="77.26mm" style:rel-width="scale" style:rel-height="scale"><draw:object-ole xlink:href="OleObj1"/><draw:image xlink:href="ObjectReplacements/OleObj1"/></draw:frame><text:span text:style-name="T266"/></text:p>
      <text:p text:style-name="P86"><text:span text:style-name="T266"/></text:p>
      <text:p text:style-name="P87"><text:span text:style-name="T267">Nella figura si rappresenta l'architettura del sistema attraverso un semplice schema a blocchi. Il nodo identifica il dispostitivo che seve essere configurato per la prima volta; sul nodo sarà installata un'app aziendale interna (nell'ovale). I quadrati rappresentano i vari server con cui l'app comunica. </text:span></text:p>
      <text:p text:style-name="P87"><text:span text:style-name="T267">Il nodo comunica con l'app riguardo le certificazioni o i file di cui necessita. La comunicazione tra la nostra applicazione e quella aziendale avverrà verso chiamate al sistema ed in particolare invocando la CLI di applicativo. Sarà poi l'applicazione a comunicare coi web server.</text:span></text:p>
      <text:p text:style-name="P87"><text:span text:style-name="T267">Con le doppie frecce app e web server si vuole indicare uno scambio di richieste e conseguenti ottenimenti di indirizzi/certificati/aggiornamenti ecc... in base al server del caso.</text:span></text:p>
      <text:p text:style-name="P87"><text:span text:style-name="T267">In ultimo, l'app resituirà al nodo gli elementi necessari alla sua configurazione: l'applicazione aziendale girerà sul nodo, ma dovrà essere simulabile su PC/VM. </text:span></text:p>
      <text:p text:style-name="P87"><text:span text:style-name="T267">Gli scambi sopra definiti, saranno di volta in volta controllati e gestiti a livello di eccezioni, nonchè protetti da un sistema crittografico.</text:span></text:p>
      <text:p text:style-name="P87"><text:span text:style-name="T267">L’uso della crittografia sarà possibilmente limitato solo ad alcuni dei collegamenti di cui sopra e comunque sarà possibile disabilitare detta funzione per semplificare il debug.</text:span></text:p>
      <text:p text:style-name="P87"><text:span text:style-name="T268"/></text:p>
      <text:p text:style-name="P87"><text:span text:style-name="T269">NOTA:<text:s/></text:span><text:span text:style-name="T270">nella pratica potrebbe essere non necessario implementare un web server diverso per ogni passo (quindi per ogni doppia freccia tra aziendale e server dello schema), poiché un unico server potrebbe rispondere a più di un unico compito</text:span></text:p>
      <text:p text:style-name="P87"><text:span text:style-name="T271"/></text:p>
      <text:p text:style-name="P88"><text:span text:style-name="T272">2.2.1 Interactions Diagram </text:span></text:p>
      <text:p text:style-name="P88"><draw:frame text:anchor-type="as-char" svg:width="152.40mm" svg:height="66.68mm" style:rel-width="scale" style:rel-height="scale"><draw:object-ole xlink:href="OleObj2"/><draw:image xlink:href="ObjectReplacements/OleObj2"/></draw:frame><text:span text:style-name="T273"/></text:p>
      <text:p text:style-name="P88"><text:span text:style-name="T274">Questo diagramma ci è stato fornito direttamente dall'azienda e definisce in un ulteriore modo il contesto nel quale svilupperemo il nostro software </text:span></text:p>
      <text:p text:style-name="P89"><text:span text:style-name="T275"/></text:p>
      <text:p text:style-name="P89"><text:span text:style-name="T275"/></text:p>
      <text:p text:style-name="P90"><text:span text:style-name="T276">2.3 Vincoli e Assunzioni</text:span></text:p>
      <text:p text:style-name="P91"><text:span text:style-name="T277">I vincoli che il nostro software dovrà rispettare sono impliciti nella riuscita della comunicazione tra il dispositivo da configurare e i vari server: sappiamo, per esempio, che essi dovranno essere simulati, dunque si implementerà una virtual machine (o un Docker) atta a fornire indirizzi e documentazioni di configurazione nelle stesse modalità di un server reale. Nel simulatore saranno anche scaricati programmi funzionali alla crittografia della comunicazione nodo-server (per esempio, un programma PKI). Il programma da usare per la distribuzione dei certificati utilizzati dal TLS potrebbe essere EJBCA (l'aziendale comunica con esso).</text:span></text:p>
      <text:p text:style-name="P91"><text:span text:style-name="T277">Un altro vincolo da rispettare è la sequenzialità delle varie operazioni: si immagina il sistema come una macchina a stati che non passa ad una fase di configurazione N se prima non è stata completata e confermata la fase N-1. Si conta di dover stabilire un numero limite di tentativi di ogni passo, dopo il quale il processo di Configurazione Zero dovrà ricominciare daccapo.</text:span></text:p>
      <text:p text:style-name="P91"><text:span text:style-name="T277">Si conta di dover risolvere tutti i problemi di gestione eccezioni, di simulazione e di comunicazione con l'applicazione aziendale attraverso dei metodi java inclusi nel codice del software.</text:span></text:p>
      <text:p text:style-name="P91"><text:span text:style-name="T278"/></text:p>
      <text:p text:style-name="P91"><text:span text:style-name="T278"/></text:p>
      <text:p text:style-name="P92"><text:span text:style-name="T279">3 Interfacce (e protocolli)</text:span></text:p>
      <text:p text:style-name="P93"><text:span text:style-name="T280">L'interfaccia con cui avremo a che fare sarà una CLI interna, che triggererà le azioni del nodo dall'applicazione. Non si tratterà dunque di un'interfaccia grafica, bensì di una command line tramite cui il nostro software su dispositivo comunicherà con l'app interna.</text:span></text:p>
      <text:p text:style-name="P93"><text:span text:style-name="T280">Ci verranno forniti dei comandi CLI che dovremo chiamare/lanciare nelle classi Java che saranno implementate nel nostro applicativo.</text:span></text:p>
      <text:p text:style-name="P93"><text:span text:style-name="T280">I protocolli utilizzati, invece, saranno il DHCP, per la ricezione di una configurazione IP necessaria per stabilire una connessione tra dispositivo e rete esterna, e il SNMP, per la gestione e il monitoraggio della rete.</text:span></text:p>
      <text:p text:style-name="P94"><text:span text:style-name="T281"/></text:p>
      <text:p text:style-name="P95"><text:span text:style-name="T282">4 Data Stores</text:span></text:p>
      <text:p text:style-name="P96"><text:span text:style-name="T283">I comandi CLI comunicheranno con un db aziendale, a cui però noi non accediamo direttamente. Al massimo, in caso di necessità, il nostro DB locale potrebbe essere una replica del reale DB dell'azienda.</text:span></text:p>
      <text:p text:style-name="P96"><text:span text:style-name="T283">È possibile, tuttavia, che in corso d'opera sia necessaria la creazione di un db interno che salvi lo stato del nostro applicativo (immaginabile come una macchina a stati) in caso di necessità di riprendere il processo di configurazione a seguito di un fallimento.</text:span></text:p>
      <text:p text:style-name="P97"><text:span text:style-name="T284">5 Structural Design</text:span></text:p>
      <text:p text:style-name="P98"><text:span text:style-name="T285">Descrive il sistema in generale con i diagrammi strutturali come ad esempio il diagramma delle classi </text:span></text:p>
      <text:p text:style-name="P98"><text:span text:style-name="T286">5.1 Class Diagram</text:span></text:p>
      <text:p text:style-name="P99"><text:span text:style-name="T287"/></text:p>
      <text:p text:style-name="P99"><draw:frame text:anchor-type="as-char" svg:width="165.63mm" svg:height="76.20mm" style:rel-width="scale" style:rel-height="scale"><draw:object-ole xlink:href="OleObj3"/><draw:image xlink:href="ObjectReplacements/OleObj3"/></draw:frame><text:span text:style-name="T287"/></text:p>
      <text:p text:style-name="P99"><text:span text:style-name="T288"><text:s/></text:span></text:p>
      <text:p text:style-name="P99"><text:span text:style-name="T288">6 Use Cases Diagram</text:span></text:p>
      <text:p text:style-name="P99"><text:span text:style-name="T289">Lo Use Cases Diagram spiega come i vari attori si relazionano alle funzionalità del sistema: nel nostro caso, i tre principali attori sono il dispositivo (e di conseguenza l'utente che lo sta configurando), che si interfaccia con l'applicativo aziendale, che si interfaccia con i server. Aggiungiamo, per completezza, come quarto attore, l'utente che accende il proprio dispositivo e lo accende per la prima volta, così da avviare la ZeroTouch Configuration</text:span></text:p>
      <text:p text:style-name="P99"><draw:frame text:anchor-type="as-char" svg:width="83.61mm" svg:height="29.10mm" style:rel-width="scale" style:rel-height="scale"><draw:object-ole xlink:href="OleObj4"/><draw:image xlink:href="ObjectReplacements/OleObj4"/></draw:frame><text:span text:style-name="T290"/></text:p>
      <text:p text:style-name="P99"><text:span text:style-name="T291">Abbiamo accomunato in un unico Use Case il dispositivo e l'applicativo aziendale, perché quest'ultimo sarà installato fisicamente sul dispositivo e farà da intermediario </text:span></text:p>
      <text:p text:style-name="P99"><draw:frame text:anchor-type="as-char" svg:width="142.08mm" svg:height="137.05mm" style:rel-width="scale" style:rel-height="scale"><draw:object-ole xlink:href="OleObj5"/><draw:image xlink:href="ObjectReplacements/OleObj5"/></draw:frame><text:span text:style-name="T292"/></text:p>
      <text:p text:style-name="P99"><text:span text:style-name="T293">L'unico compito dei server (tutti) sarà quello di soddisfare le richieste ricevute</text:span></text:p>
      <text:p text:style-name="P99"><draw:frame text:anchor-type="as-char" svg:width="75.94mm" svg:height="29.10mm" style:rel-width="scale" style:rel-height="scale"><draw:object-ole xlink:href="OleObj6"/><draw:image xlink:href="ObjectReplacements/OleObj6"/></draw:frame><text:span text:style-name="T294"/></text:p>
      <text:p text:style-name="P100"><text:span text:style-name="T295">7 Dynamic Models </text:span></text:p>
      <text:p text:style-name="P100"><text:span text:style-name="T295">7.1 Richieste all'applicativo</text:span></text:p>
      <text:p text:style-name="P101"><draw:frame text:anchor-type="as-char" svg:width="146.58mm" svg:height="307.98mm" style:rel-width="scale" style:rel-height="scale"><draw:object-ole xlink:href="OleObj7"/><draw:image xlink:href="ObjectReplacements/OleObj7"/></draw:frame><text:span text:style-name="T296"/></text:p>
      <text:p text:style-name="P101"><text:span text:style-name="T297">Possono essere definite in questo Activity Diagram tutte le fasi del processo di Zero Touch Configuration poichè sequenziali.</text:span></text:p>
      <text:p text:style-name="P101"><text:span text:style-name="T297">Affichè il processo cominci, serve un input esterno, ovvero l'accensione fisica del dispositivo da parte dell'utente. Giunto questo segnale, possono cominciare le fasi di richiesta/ricezione dei vari indirizzi, documentazioni, ecc...da parte del dispositivo.</text:span></text:p>
      <text:p text:style-name="P102"><text:span text:style-name="T297">1-richiesta/ottenimento indirizzo IP</text:span></text:p>
      <text:p text:style-name="P102"><text:span text:style-name="T297">2-richiesta/ottenimento ICF</text:span></text:p>
      <text:p text:style-name="P102"><text:span text:style-name="T297">3-richiesta/ottenimento certificati di sicurezza</text:span></text:p>
      <text:p text:style-name="P102"><text:span text:style-name="T297">4-richiesta/ottenimento Image per l'aggiornamento di sistema</text:span></text:p>
      <text:p text:style-name="P102"><text:span text:style-name="T297">4.1-applicazione della configurazione ricevuta</text:span></text:p>
      <text:p text:style-name="P102"><text:span text:style-name="T297">5-feedback (possibile trap SNMP)</text:span></text:p>
      <text:p text:style-name="P103"><text:span text:style-name="T297">Da ogni attività (rettangolo) si passa allla successiva solo quando la documentazione richiesta è stata effettivamente ricevuta: in caso contrario, la richiesta viene effettuata di nuovo ciclicamente. Se dopo una certa scadenza temporale (clock), la documentazione non è ancora arrivata, il processo riparte daccapo.</text:span></text:p>
      <text:p text:style-name="P103"><text:span text:style-name="T297">Si presuppone che il timer implementato (a sinistra del nostro diagramma) sarà unico, azzerato ad ogni passo del processo di configurazione.</text:span></text:p>
      <text:p text:style-name="P103"><text:span text:style-name="T297">In caso di fallimento del processo, sia al momento di una fase interna, sia al momento del fallimento a fine esecuzione, il limite di tentativi e di reinserimenti daccapo nel loop sarà da definirsi (loop count&lt;soglia); ci si aspetta comunque che il processo di Configurazione Zero nel suo complesso, prima o poi arrivi a compimento, altrimenti il dispositivo non sarebbe proprio utilizzabile!</text:span></text:p>
      <text:p text:style-name="P103"><text:span text:style-name="T297">In caso di riuscita del processo, invece, si attendono dall'applicativo interno<text:s text:c="2"/>eventuali altre istruzioni considerate come un segnale di accettazione esterno.</text:span></text:p>
      <text:p text:style-name="P103"><text:span text:style-name="T298"/></text:p>
      <text:p text:style-name="P103"><text:span text:style-name="T299">7.2 </text:span></text:p>
      <text:p text:style-name="P103"><text:span text:style-name="T300">Rappresentiamo attraverso i sequence diagrams le rischieste Dispositivo -&gt; Applicativo, le quali avvengono attraverso CLI, e i vari dati forniti in return per la configurazione.</text:span></text:p>
      <text:p text:style-name="P103"><text:span text:style-name="T300">Ricordiamo che l'aziendale è un tramite tra dispo e i vari server (VM) di competenza.</text:span></text:p>
      <text:p text:style-name="P103"><text:span text:style-name="T301"/></text:p>
      <text:p text:style-name="P103"><text:span text:style-name="T302">IP ADDRESS:</text:span></text:p>
      <text:p text:style-name="P103"><draw:frame text:anchor-type="as-char" svg:width="106.63mm" svg:height="107.42mm" style:rel-width="scale" style:rel-height="scale"><draw:object-ole xlink:href="OleObj8"/><draw:image xlink:href="ObjectReplacements/OleObj8"/></draw:frame><text:span text:style-name="T303"/></text:p>
      <text:p text:style-name="P103"><text:span text:style-name="T304">7.3</text:span></text:p>
      <text:p text:style-name="P103"><text:span text:style-name="T305">ICF:</text:span></text:p>
      <text:p text:style-name="P103"><draw:frame text:anchor-type="as-char" svg:width="96.57mm" svg:height="118.00mm" style:rel-width="scale" style:rel-height="scale"><draw:object-ole xlink:href="OleObj9"/><draw:image xlink:href="ObjectReplacements/OleObj9"/></draw:frame><text:span text:style-name="T306"/></text:p>
      <text:p text:style-name="P103"><text:span text:style-name="T307">7.4</text:span></text:p>
      <text:p text:style-name="P103"><text:span text:style-name="T308">ENROLLMENT:</text:span></text:p>
      <text:p text:style-name="P103"><draw:frame text:anchor-type="as-char" svg:width="132.03mm" svg:height="250.03mm" style:rel-width="scale" style:rel-height="scale"><draw:object-ole xlink:href="OleObj10"/><draw:image xlink:href="ObjectReplacements/OleObj10"/></draw:frame><text:span text:style-name="T309"/></text:p>
      <text:p text:style-name="P103"><text:span text:style-name="T310">7.5</text:span></text:p>
      <text:p text:style-name="P103"><text:span text:style-name="T311">SOFTWARE DOWNLOAD:</text:span></text:p>
      <text:p text:style-name="P103"><draw:frame text:anchor-type="as-char" svg:width="93.93mm" svg:height="347.40mm" style:rel-width="scale" style:rel-height="scale"><draw:object-ole xlink:href="OleObj11"/><draw:image xlink:href="ObjectReplacements/OleObj11"/></draw:frame><text:span text:style-name="T312"/></text:p>
      <text:p text:style-name="P103"><text:span text:style-name="T312"/></text:p>
      <text:p text:style-name="P103"><text:span text:style-name="T312"/></text:p>
      <text:p text:style-name="P103"><text:span text:style-name="T312"/></text:p>
      <text:p text:style-name="P103"><text:span text:style-name="T312"/></text:p>
      <text:p text:style-name="P103"><text:span text:style-name="T312"/></text:p>
      <text:p text:style-name="P103"><text:span text:style-name="T312"/></text:p>
      <text:p text:style-name="P103"><text:span text:style-name="T312"/></text:p>
      <text:p text:style-name="P103"><text:span text:style-name="T312"/></text:p>
      <text:p text:style-name="P103"><text:span text:style-name="T312"/></text:p>
      <text:p text:style-name="P103"><text:span text:style-name="T312"/></text:p>
      <text:p text:style-name="P103"><text:span text:style-name="T312"/></text:p>
      <text:p text:style-name="P104"><text:span text:style-name="T312"/></text:p>
      <text:p text:style-name="P104"><text:span text:style-name="T31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